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868cm" fo:min-width="3.61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1.03cm" fo:min-width="3.48cm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eb613d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25cm" svg:stroke-color="#000000" draw:marker-start-width="0cm" draw:marker-end-width="0cm" draw:fill="none" draw:textarea-vertical-align="middle" fo:padding-top="0.25cm" fo:padding-bottom="0.25cm" fo:padding-left="0.375cm" fo:padding-right="0.375cm"/>
    </style:style>
    <style:style style:name="gr7" style:family="graphic" style:parent-style-name="objectwithoutfill">
      <style:graphic-properties svg:stroke-width="0.05cm" svg:stroke-color="#ffffff" draw:marker-start-width="0.055cm" draw:marker-end-width="0.0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style:font-name="CMU Sans Serif" fo:font-size="22pt" style:font-size-asian="22pt" style:font-size-complex="22pt"/>
    </style:style>
    <style:style style:name="P3" style:family="paragraph">
      <loext:graphic-properties draw:fill="solid" draw:fill-color="#eb613d"/>
      <style:paragraph-properties fo:text-align="center"/>
      <style:text-properties style:font-name="CMU Sans Serif"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style:font-name="CMU Sans Serif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cm" svg:height="4.5cm" svg:x="0.2cm" svg:y="6.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4cm" svg:height="1.3cm" svg:x="0.45cm" svg:y="7.5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4cm" svg:height="0.75cm" svg:x="0.45cm" svg:y="9.1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4cm" svg:height="0.75cm" svg:x="0.45cm" svg:y="10.1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5" draw:layer="layout" svg:x1="2.45cm" svg:y1="9.125cm" svg:x2="2.45cm" svg:y2="8.65cm">
            <text:p/>
          </draw:line>
          <draw:line draw:style-name="gr5" draw:text-style-name="P5" draw:layer="layout" svg:x1="2.45cm" svg:y1="10.875cm" svg:x2="2.45cm" svg:y2="11.175cm">
            <text:p/>
          </draw:line>
        </draw:g>
        <draw:g>
          <draw:line draw:style-name="gr6" draw:text-style-name="P5" draw:layer="layout" svg:x1="1.95cm" svg:y1="6.4cm" svg:x2="2.95cm" svg:y2="6.4cm">
            <text:p/>
          </draw:line>
          <draw:line draw:style-name="gr6" draw:text-style-name="P5" draw:layer="layout" svg:x1="2.45cm" svg:y1="6.4cm" svg:x2="2.45cm" svg:y2="7.21cm">
            <text:p/>
          </draw:line>
          <draw:polyline draw:style-name="gr7" draw:text-style-name="P5" draw:layer="layout" svg:width="0.312cm" svg:height="0.155cm" svg:x="2.294cm" svg:y="6.4cm" svg:viewBox="0 0 313 156" draw:points="0,156 156,0 313,156">
            <text:p/>
          </draw:polyline>
        </draw:g>
        <draw:g>
          <draw:custom-shape draw:style-name="gr1" draw:text-style-name="P1" draw:layer="layout" svg:width="4.5cm" svg:height="4.5cm" svg:x="6.4cm" svg:y="4.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4cm" svg:height="1.3cm" svg:x="6.65cm" svg:y="5.0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4cm" svg:height="0.75cm" svg:x="6.65cm" svg:y="6.6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4cm" svg:height="0.75cm" svg:x="6.65cm" svg:y="7.6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5" draw:layer="layout" svg:x1="8.65cm" svg:y1="6.625cm" svg:x2="8.65cm" svg:y2="6.15cm">
            <text:p/>
          </draw:line>
          <draw:line draw:style-name="gr5" draw:text-style-name="P5" draw:layer="layout" svg:x1="8.65cm" svg:y1="8.375cm" svg:x2="8.65cm" svg:y2="8.675cm">
            <text:p/>
          </draw:line>
        </draw:g>
        <draw:g>
          <draw:line draw:style-name="gr6" draw:text-style-name="P5" draw:layer="layout" svg:x1="8.15cm" svg:y1="3.9cm" svg:x2="9.15cm" svg:y2="3.9cm">
            <text:p/>
          </draw:line>
          <draw:line draw:style-name="gr6" draw:text-style-name="P5" draw:layer="layout" svg:x1="8.65cm" svg:y1="3.9cm" svg:x2="8.65cm" svg:y2="4.71cm">
            <text:p/>
          </draw:line>
          <draw:polyline draw:style-name="gr7" draw:text-style-name="P5" draw:layer="layout" svg:width="0.312cm" svg:height="0.155cm" svg:x="8.494cm" svg:y="3.9cm" svg:viewBox="0 0 313 156" draw:points="0,156 156,0 313,156">
            <text:p/>
          </draw:polyline>
        </draw:g>
        <draw:g>
          <draw:custom-shape draw:style-name="gr1" draw:text-style-name="P1" draw:layer="layout" svg:width="4.5cm" svg:height="4.5cm" svg:x="12.35cm" svg:y="0.7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4cm" svg:height="1.3cm" svg:x="12.6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4cm" svg:height="0.75cm" svg:x="12.6cm" svg:y="3.0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4cm" svg:height="0.75cm" svg:x="12.6cm" svg:y="4.0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5" draw:layer="layout" svg:x1="14.6cm" svg:y1="3.075cm" svg:x2="14.6cm" svg:y2="2.6cm">
            <text:p/>
          </draw:line>
          <draw:line draw:style-name="gr5" draw:text-style-name="P5" draw:layer="layout" svg:x1="14.6cm" svg:y1="4.825cm" svg:x2="14.6cm" svg:y2="5.125cm">
            <text:p/>
          </draw:line>
        </draw:g>
        <draw:g>
          <draw:line draw:style-name="gr6" draw:text-style-name="P5" draw:layer="layout" svg:x1="14.1cm" svg:y1="0.35cm" svg:x2="15.1cm" svg:y2="0.35cm">
            <text:p/>
          </draw:line>
          <draw:line draw:style-name="gr6" draw:text-style-name="P5" draw:layer="layout" svg:x1="14.6cm" svg:y1="0.35cm" svg:x2="14.6cm" svg:y2="1.16cm">
            <text:p/>
          </draw:line>
          <draw:polyline draw:style-name="gr7" draw:text-style-name="P5" draw:layer="layout" svg:width="0.312cm" svg:height="0.155cm" svg:x="14.444cm" svg:y="0.35cm" svg:viewBox="0 0 313 156" draw:points="0,156 156,0 313,156">
            <text:p/>
          </draw:polyline>
        </draw:g>
        <draw:line draw:style-name="gr8" draw:text-style-name="P5" draw:layer="layout" svg:x1="7.45cm" svg:y1="5.75cm" svg:x2="3.1cm" svg:y2="6.45cm">
          <text:p/>
        </draw:line>
        <draw:line draw:style-name="gr8" draw:text-style-name="P5" draw:layer="layout" svg:x1="13.75cm" svg:y1="3.45cm" svg:x2="9.3cm" svg:y2="3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language="en" fo:country="US" fo:font-style="normal" style:text-underline-style="none" fo:font-weight="normal" style:font-name-asian="Ari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4586" style:text-line-through-style="none" style:text-line-through-type="none" style:font-name="Trebuchet MS1" fo:font-family="'Trebuchet MS'" style:font-family-generic="swiss" fo:font-size="16pt" fo:font-style="normal" style:text-underline-style="none" fo:font-weight="normal" style:font-name-asian="Trebuchet MS1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4586" style:text-line-through-style="none" style:text-line-through-type="none" style:font-name="Trebuchet MS1" fo:font-family="'Trebuchet MS'" style:font-family-generic="swiss" fo:font-size="14pt" fo:font-style="normal" style:text-underline-style="none" fo:font-weight="bold" style:font-name-asian="Trebuchet MS1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1" fo:font-family="'Trebuchet MS'" style:font-family-generic="swiss" fo:font-size="13pt" fo:font-style="normal" style:text-underline-style="none" fo:font-weight="bold" style:font-name-asian="Trebuchet MS1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 style:writing-mode="lr-tb"/>
      <style:text-properties fo:color="#000000" style:text-line-through-style="none" style:text-line-through-type="none" style:font-name="Trebuchet MS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1" fo:font-family="'Trebuchet MS'" style:font-family-generic="swiss" fo:font-size="11pt" fo:font-style="normal" style:text-underline-style="none" fo:font-weight="normal" style:font-name-asian="Trebuchet MS1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1" fo:font-family="'Trebuchet MS'" style:font-family-generic="swiss" fo:font-size="11pt" fo:font-style="italic" style:text-underline-style="none" fo:font-weight="normal" style:font-name-asian="Trebuchet MS1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fo:color="#000000" style:text-line-through-style="none" style:text-line-through-type="none" style:font-name="Liberation Sans1" fo:font-family="'Liberation Sans', Arial" style:font-family-generic="swiss" style:font-pitch="variable" fo:font-size="16pt" fo:font-style="normal" style:text-underline-style="none" fo:font-weight="bold" style:font-name-asian="DejaVu Sans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17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7-10-21T08:06:19.031006284</dc:date>
    <dc:creator>Tobias Kuhn</dc:creator>
    <meta:editing-duration>PT56M15S</meta:editing-duration>
    <meta:editing-cycles>27</meta:editing-cycles>
    <meta:generator>LibreOffice/5.3.1.2$Linux_X86_64 LibreOffice_project/30m0$Build-2</meta:generator>
    <meta:document-statistic meta:object-count="35"/>
  </office:meta>
</office:document-meta>
</file>